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0.971cm" svg:x="3.505cm" svg:y="3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Daniel Noyes</text:p>
              </table:table-cell>
              <table:table-cell>
                <text:p>Lab00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xml:id="id1" draw:id="id1" draw:layer="layout" svg:width="2.032cm" svg:height="2.032cm" svg:x="8.239cm" svg:y="6.71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032cm" svg:height="2.032cm" svg:x="5.699cm" svg:y="9.25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032cm" svg:height="2.032cm" svg:x="10.779cm" svg:y="9.25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536cm" svg:y1="8.45cm" svg:x2="7.434cm" svg:y2="9.552cm" draw:start-shape="id1" draw:start-glue-point="7" draw:end-shape="id2" draw:end-glue-point="11" svg:d="m8536 8450-1102 1102" svg:viewBox="0 0 1103 1103">
          <text:p/>
        </draw:connector>
        <draw:connector draw:style-name="gr2" draw:text-style-name="P1" draw:layer="layout" draw:type="line" svg:x1="9.974cm" svg:y1="8.45cm" svg:x2="11.076cm" svg:y2="9.552cm" draw:start-shape="id1" draw:start-glue-point="9" draw:end-shape="id3" draw:end-glue-point="5" svg:d="m9974 8450 1102 1102" svg:viewBox="0 0 1103 1103">
          <text:p/>
        </draw:connector>
        <draw:custom-shape draw:style-name="gr1" draw:text-style-name="P1" xml:id="id4" draw:id="id4" draw:layer="layout" svg:width="2.032cm" svg:height="2.032cm" svg:x="8.239cm" svg:y="10.5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255cm" svg:y1="8.747cm" svg:x2="9.255cm" svg:y2="10.525cm" draw:start-shape="id1" draw:start-glue-point="8" draw:end-shape="id4" draw:end-glue-point="4" svg:d="m9255 8747v1778" svg:viewBox="0 0 1 1779">
          <text:p/>
        </draw:connector>
        <draw:custom-shape draw:style-name="gr1" draw:text-style-name="P1" xml:id="id6" draw:id="id6" draw:layer="layout" svg:width="2.032cm" svg:height="2.032cm" svg:x="5.699cm" svg:y="13.06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032cm" svg:height="2.032cm" svg:x="10.779cm" svg:y="13.06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032cm" svg:height="2.032cm" svg:x="13.319cm" svg:y="11.79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514cm" svg:y1="10.99cm" svg:x2="13.616cm" svg:y2="12.092cm" draw:start-shape="id3" draw:start-glue-point="9" draw:end-shape="id5" draw:end-glue-point="5" svg:d="m12514 10990 1102 1102" svg:viewBox="0 0 1103 1103">
          <text:p/>
        </draw:connector>
        <draw:connector draw:style-name="gr2" draw:text-style-name="P1" draw:layer="layout" draw:type="line" svg:x1="8.536cm" svg:y1="12.26cm" svg:x2="7.434cm" svg:y2="13.362cm" draw:start-shape="id4" draw:start-glue-point="7" draw:end-shape="id6" draw:end-glue-point="11" svg:d="m8536 12260-1102 1102" svg:viewBox="0 0 1103 1103">
          <text:p/>
        </draw:connector>
        <draw:connector draw:style-name="gr2" draw:text-style-name="P1" draw:layer="layout" draw:type="line" svg:x1="9.974cm" svg:y1="12.26cm" svg:x2="11.076cm" svg:y2="13.362cm" draw:start-shape="id4" draw:start-glue-point="9" draw:end-shape="id7" draw:end-glue-point="5" svg:d="m9974 12260 1102 1102" svg:viewBox="0 0 1103 1103">
          <text:p/>
        </draw:connector>
        <draw:custom-shape draw:style-name="gr1" draw:text-style-name="P1" xml:id="id8" draw:id="id8" draw:layer="layout" svg:width="0.985cm" svg:height="0.985cm" svg:x="6.569cm" svg:y="17.637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0.985cm" svg:height="0.985cm" svg:x="5.337cm" svg:y="18.869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0.985cm" svg:height="0.985cm" svg:x="7.8cm" svg:y="18.869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6.713cm" svg:y1="18.478cm" svg:x2="6.178cm" svg:y2="19.013cm" draw:start-shape="id8" draw:start-glue-point="7" draw:end-shape="id9" draw:end-glue-point="11" svg:d="m6713 18478-535 535" svg:viewBox="0 0 536 536">
          <text:p/>
        </draw:connector>
        <draw:connector draw:style-name="gr2" draw:text-style-name="P1" draw:layer="layout" draw:type="line" svg:x1="7.41cm" svg:y1="18.478cm" svg:x2="7.944cm" svg:y2="19.013cm" draw:start-shape="id8" draw:start-glue-point="9" draw:end-shape="id10" draw:end-glue-point="5" svg:d="m7410 18478 534 535" svg:viewBox="0 0 535 536">
          <text:p/>
        </draw:connector>
        <draw:custom-shape draw:style-name="gr1" draw:text-style-name="P1" xml:id="id11" draw:id="id11" draw:layer="layout" svg:width="0.985cm" svg:height="0.985cm" svg:x="6.569cm" svg:y="19.484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7.062cm" svg:y1="18.622cm" svg:x2="7.062cm" svg:y2="19.484cm" draw:start-shape="id8" draw:start-glue-point="8" draw:end-shape="id11" draw:end-glue-point="4" svg:d="m7062 18622v862" svg:viewBox="0 0 1 863">
          <text:p/>
        </draw:connector>
        <draw:custom-shape draw:style-name="gr1" draw:text-style-name="P1" xml:id="id13" draw:id="id13" draw:layer="layout" svg:width="0.985cm" svg:height="0.985cm" svg:x="5.337cm" svg:y="20.716cm">
          <text:p text:style-name="P1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4" draw:id="id14" draw:layer="layout" svg:width="0.985cm" svg:height="0.985cm" svg:x="7.8cm" svg:y="20.716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2" draw:id="id12" draw:layer="layout" svg:width="0.985cm" svg:height="0.985cm" svg:x="9.032cm" svg:y="20.1cm">
          <text:p text:style-name="P1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8.641cm" svg:y1="19.71cm" svg:x2="9.176cm" svg:y2="20.244cm" draw:start-shape="id10" draw:start-glue-point="9" draw:end-shape="id12" draw:end-glue-point="5" svg:d="m8641 19710 535 534" svg:viewBox="0 0 536 535">
          <text:p/>
        </draw:connector>
        <draw:connector draw:style-name="gr2" draw:text-style-name="P1" draw:layer="layout" draw:type="line" svg:x1="6.713cm" svg:y1="20.325cm" svg:x2="6.178cm" svg:y2="20.86cm" draw:start-shape="id11" draw:start-glue-point="7" draw:end-shape="id13" draw:end-glue-point="11" svg:d="m6713 20325-535 535" svg:viewBox="0 0 536 536">
          <text:p/>
        </draw:connector>
        <draw:connector draw:style-name="gr2" draw:text-style-name="P1" draw:layer="layout" draw:type="line" svg:x1="7.41cm" svg:y1="20.325cm" svg:x2="7.944cm" svg:y2="20.86cm" draw:start-shape="id11" draw:start-glue-point="9" draw:end-shape="id14" draw:end-glue-point="5" svg:d="m7410 20325 534 535" svg:viewBox="0 0 535 5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iuiji </meta:initial-creator>
    <meta:creation-date>2013-10-15T15:24:20</meta:creation-date>
    <dc:date>2013-10-15T16:22:18</dc:date>
    <dc:creator>Reiuiji </dc:creator>
    <meta:editing-duration>PT31M52S</meta:editing-duration>
    <meta:editing-cycles>1</meta:editing-cycles>
    <meta:document-statistic meta:object-count="27"/>
    <meta:generator>LibreOffice/4.0.4.2$Linux_X86_64 LibreOffice_project/400m0$Build-2</meta:generator>
  </office:meta>
</office:document-meta>
</file>